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Workflowable.getWorkflowSchemaURI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cumentWorkflowable.getServic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orkflowable.DocumentWorkflowable( ServiceManager manager , Session session , Document document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Workflowable.newVersion( Workflow workflow , Version ver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cumentWorkflowable.getWorkflowSchema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cumentWorkflowable.ge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orkflowable.getVersion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DocumentWorkflowable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orkflowable.getLatestVer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cumentWorkflowable.encodeVersion( Workflow workflow , Version ver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ocumentWorkflowable.decodeVersion( String string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DocumentWorkflowab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Workflowable.addToMetaData( String versionStr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